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000000016000000160AE291E8.png"/>
  <manifest:file-entry manifest:media-type="image/png" manifest:full-path="Pictures/100002000000001600000016B30C726C.png"/>
  <manifest:file-entry manifest:media-type="image/png" manifest:full-path="Pictures/100002000000001600000016B7BB73A2.png"/>
  <manifest:file-entry manifest:media-type="image/png" manifest:full-path="Pictures/1000020000000016000000164239D041.png"/>
  <manifest:file-entry manifest:media-type="image/png" manifest:full-path="Pictures/100002000000001600000016780189B9.png"/>
  <manifest:file-entry manifest:media-type="image/png" manifest:full-path="Pictures/1000020000000016000000165A38E5C7.png"/>
  <manifest:file-entry manifest:media-type="image/png" manifest:full-path="Pictures/100002000000001600000016E761078D.png"/>
  <manifest:file-entry manifest:media-type="image/png" manifest:full-path="Pictures/100002000000001600000016D9EE5FBB.png"/>
  <manifest:file-entry manifest:media-type="image/png" manifest:full-path="Pictures/1000020000000016000000168D832A5A.png"/>
  <manifest:file-entry manifest:media-type="image/png" manifest:full-path="Pictures/100002000000001600000016DD595E75.png"/>
  <manifest:file-entry manifest:media-type="image/png" manifest:full-path="Pictures/100002000000001600000016E3D60643.png"/>
  <manifest:file-entry manifest:media-type="image/png" manifest:full-path="Pictures/10000200000000160000001630DAC810.png"/>
  <manifest:file-entry manifest:media-type="image/png" manifest:full-path="Pictures/1000020000000016000000162C6CFC58.png"/>
  <manifest:file-entry manifest:media-type="image/png" manifest:full-path="Pictures/1000020000000016000000160E559026.png"/>
  <manifest:file-entry manifest:media-type="image/png" manifest:full-path="Pictures/1000020000000016000000165E8FE409.png"/>
  <manifest:file-entry manifest:media-type="image/png" manifest:full-path="Pictures/10000200000000160000001664B7BDF1.png"/>
  <manifest:file-entry manifest:media-type="image/png" manifest:full-path="Pictures/1000020000000016000000161654A5A0.png"/>
  <manifest:file-entry manifest:media-type="image/png" manifest:full-path="Pictures/100002000000001600000016346DC9DE.png"/>
  <manifest:file-entry manifest:media-type="image/png" manifest:full-path="Pictures/1000020000000016000000166000BC3F.png"/>
  <manifest:file-entry manifest:media-type="image/png" manifest:full-path="Pictures/10000200000000160000001689342B9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c0c0c0"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custom-shape draw:style-name="gr1" draw:text-style-name="P1" draw:layer="layout" svg:width="2.5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.3cm" svg:y="1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.9cm" svg:height="1.9cm" svg:x="1.3cm" svg:y="1.3cm">
          <draw:image xlink:href="Pictures/100002000000001600000016B30C726C.png" xlink:type="simple" xlink:show="embed" xlink:actuate="onLoad">
            <text:p/>
          </draw:image>
        </draw:frame>
        <draw:custom-shape draw:style-name="gr1" draw:text-style-name="P1" draw:layer="layout" svg:width="2.5cm" svg:height="2.5cm" svg:x="3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1cm" svg:height="1.9cm" svg:x="3.799cm" svg:y="1.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.3cm" svg:y="3.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3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1cm" svg:height="1.9cm" svg:x="3.8cm" svg:y="3.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6.3cm" svg:y="1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8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1cm" svg:height="1.9cm" svg:x="8.799cm" svg:y="1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6.3cm" svg:y="3.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1cm" svg:height="1.9cm" svg:x="8.8cm" svg:y="3.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1.3cm" svg:y="1.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1.3cm" svg:y="3.8cm">
          <text:p text:style-name="P1">9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01cm" svg:height="1.9cm" svg:x="3.8cm" svg:y="1.3cm">
          <draw:image xlink:href="Pictures/10000200000000160000001689342B94.png" xlink:type="simple" xlink:show="embed" xlink:actuate="onLoad">
            <text:p/>
          </draw:image>
        </draw:frame>
        <draw:frame draw:style-name="gr3" draw:text-style-name="P1" draw:layer="layout" svg:width="1.9cm" svg:height="1.9cm" svg:x="6.3cm" svg:y="1.3cm">
          <draw:image xlink:href="Pictures/100002000000001600000016DD595E75.png" xlink:type="simple" xlink:show="embed" xlink:actuate="onLoad">
            <text:p/>
          </draw:image>
        </draw:frame>
        <draw:frame draw:style-name="gr3" draw:text-style-name="P1" draw:layer="layout" svg:width="1.901cm" svg:height="1.9cm" svg:x="8.799cm" svg:y="1.3cm">
          <draw:image xlink:href="Pictures/100002000000001600000016E761078D.png" xlink:type="simple" xlink:show="embed" xlink:actuate="onLoad">
            <text:p/>
          </draw:image>
        </draw:frame>
        <draw:frame draw:style-name="gr3" draw:text-style-name="P1" draw:layer="layout" svg:width="1.9cm" svg:height="1.9cm" svg:x="11.3cm" svg:y="1.3cm">
          <draw:image xlink:href="Pictures/100002000000001600000016346DC9DE.png" xlink:type="simple" xlink:show="embed" xlink:actuate="onLoad">
            <text:p/>
          </draw:image>
        </draw:frame>
        <draw:frame draw:style-name="gr3" draw:text-style-name="P1" draw:layer="layout" svg:width="1.9cm" svg:height="1.9cm" svg:x="1.3cm" svg:y="3.8cm">
          <draw:image xlink:href="Pictures/1000020000000016000000160E559026.png" xlink:type="simple" xlink:show="embed" xlink:actuate="onLoad">
            <text:p/>
          </draw:image>
        </draw:frame>
        <draw:frame draw:style-name="gr3" draw:text-style-name="P1" draw:layer="layout" svg:width="1.9cm" svg:height="1.9cm" svg:x="3.801cm" svg:y="3.8cm">
          <draw:image xlink:href="Pictures/1000020000000016000000165A38E5C7.png" xlink:type="simple" xlink:show="embed" xlink:actuate="onLoad">
            <text:p/>
          </draw:image>
        </draw:frame>
        <draw:frame draw:style-name="gr3" draw:text-style-name="P1" draw:layer="layout" svg:width="1.9cm" svg:height="1.9cm" svg:x="6.3cm" svg:y="3.8cm">
          <draw:image xlink:href="Pictures/1000020000000016000000166000BC3F.png" xlink:type="simple" xlink:show="embed" xlink:actuate="onLoad">
            <text:p/>
          </draw:image>
        </draw:frame>
        <draw:frame draw:style-name="gr3" draw:text-style-name="P1" draw:layer="layout" svg:width="1.901cm" svg:height="1.9cm" svg:x="8.8cm" svg:y="3.8cm">
          <draw:image xlink:href="Pictures/100002000000001600000016D9EE5FBB.png" xlink:type="simple" xlink:show="embed" xlink:actuate="onLoad">
            <text:p/>
          </draw:image>
        </draw:frame>
        <draw:frame draw:style-name="gr3" draw:text-style-name="P1" draw:layer="layout" svg:width="1.9cm" svg:height="1.9cm" svg:x="11.3cm" svg:y="3.8cm">
          <draw:image xlink:href="Pictures/100002000000001600000016E3D60643.png" xlink:type="simple" xlink:show="embed" xlink:actuate="onLoad">
            <text:p/>
          </draw:image>
        </draw:frame>
      </draw:page>
      <draw:page draw:name="page2" draw:style-name="dp1" draw:master-page-name="標準">
        <draw:custom-shape draw:style-name="gr1" draw:text-style-name="P1" draw:layer="layout" svg:width="2.5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.3cm" svg:y="1.3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cm" svg:height="2.5cm" svg:x="3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1cm" svg:height="1.9cm" svg:x="3.799cm" svg:y="1.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.3cm" svg:y="3.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3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1cm" svg:height="1.9cm" svg:x="3.8cm" svg:y="3.8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6.3cm" svg:y="1.3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8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1cm" svg:height="1.9cm" svg:x="8.799cm" svg:y="1.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6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6.3cm" svg:y="3.8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1cm" svg:height="1.9cm" svg:x="8.8cm" svg:y="3.8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1.3cm" svg:y="1.3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1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1.3cm" svg:y="3.8cm">
          <text:p text:style-name="P1">19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cm" svg:height="1.9cm" svg:x="3.8cm" svg:y="1.3cm">
          <draw:image xlink:href="Pictures/1000020000000016000000168D832A5A.png" xlink:type="simple" xlink:show="embed" xlink:actuate="onLoad">
            <text:p/>
          </draw:image>
        </draw:frame>
        <draw:frame draw:style-name="gr3" draw:text-style-name="P1" draw:layer="layout" svg:width="1.9cm" svg:height="1.9cm" svg:x="6.3cm" svg:y="1.3cm">
          <draw:image xlink:href="Pictures/1000020000000016000000165E8FE409.png" xlink:type="simple" xlink:show="embed" xlink:actuate="onLoad">
            <text:p/>
          </draw:image>
        </draw:frame>
        <draw:frame draw:style-name="gr3" draw:text-style-name="P1" draw:layer="layout" svg:width="1.9cm" svg:height="1.9cm" svg:x="8.8cm" svg:y="1.3cm">
          <draw:image xlink:href="Pictures/10000200000000160000001664B7BDF1.png" xlink:type="simple" xlink:show="embed" xlink:actuate="onLoad">
            <text:p/>
          </draw:image>
        </draw:frame>
        <draw:frame draw:style-name="gr3" draw:text-style-name="P1" draw:layer="layout" svg:width="1.9cm" svg:height="1.9cm" svg:x="11.3cm" svg:y="1.3cm">
          <draw:image xlink:href="Pictures/10000200000000160000001630DAC810.png" xlink:type="simple" xlink:show="embed" xlink:actuate="onLoad">
            <text:p/>
          </draw:image>
        </draw:frame>
        <draw:frame draw:style-name="gr3" draw:text-style-name="P1" draw:layer="layout" svg:width="1.9cm" svg:height="1.9cm" svg:x="1.237cm" svg:y="3.789cm">
          <draw:image xlink:href="Pictures/1000020000000016000000160AE291E8.png" xlink:type="simple" xlink:show="embed" xlink:actuate="onLoad">
            <text:p/>
          </draw:image>
        </draw:frame>
        <draw:frame draw:style-name="gr3" draw:text-style-name="P1" draw:layer="layout" svg:width="1.9cm" svg:height="1.9cm" svg:x="3.8cm" svg:y="3.8cm">
          <draw:image xlink:href="Pictures/100002000000001600000016780189B9.png" xlink:type="simple" xlink:show="embed" xlink:actuate="onLoad">
            <text:p/>
          </draw:image>
        </draw:frame>
        <draw:frame draw:style-name="gr3" draw:text-style-name="P1" draw:layer="layout" svg:width="1.9cm" svg:height="1.9cm" svg:x="6.3cm" svg:y="3.8cm">
          <draw:image xlink:href="Pictures/1000020000000016000000164239D041.png" xlink:type="simple" xlink:show="embed" xlink:actuate="onLoad">
            <text:p/>
          </draw:image>
        </draw:frame>
        <draw:frame draw:style-name="gr3" draw:text-style-name="P1" draw:layer="layout" svg:width="1.9cm" svg:height="1.9cm" svg:x="8.8cm" svg:y="3.8cm">
          <draw:image xlink:href="Pictures/1000020000000016000000161654A5A0.png" xlink:type="simple" xlink:show="embed" xlink:actuate="onLoad">
            <text:p/>
          </draw:image>
        </draw:frame>
        <draw:frame draw:style-name="gr3" draw:text-style-name="P1" draw:layer="layout" svg:width="1.9cm" svg:height="1.9cm" svg:x="11.3cm" svg:y="3.8cm">
          <draw:image xlink:href="Pictures/1000020000000016000000162C6CFC58.png" xlink:type="simple" xlink:show="embed" xlink:actuate="onLoad">
            <text:p/>
          </draw:image>
        </draw:frame>
        <draw:frame draw:style-name="gr3" draw:text-style-name="P1" draw:layer="layout" svg:width="1.9cm" svg:height="1.9cm" svg:x="1.3cm" svg:y="1.3cm">
          <draw:image xlink:href="Pictures/100002000000001600000016B7BB73A2.png" xlink:type="simple" xlink:show="embed" xlink:actuate="onLoad">
            <text:p/>
          </draw:image>
        </draw:frame>
        <draw:custom-shape draw:style-name="gr1" draw:text-style-name="P1" draw:layer="layout" svg:width="2.5cm" svg:height="2.5cm" svg:x="1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1.3cm" svg:y="6.8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.9cm" svg:height="1.9cm" svg:x="1.3cm" svg:y="6.8cm">
          <draw:image xlink:href="Pictures/100002000000001600000016B7BB73A2.png" xlink:type="simple" xlink:show="embed" xlink:actuate="onLoad">
            <text:p/>
          </draw:image>
        </draw:frame>
        <draw:custom-shape draw:style-name="gr1" draw:text-style-name="P1" draw:layer="layout" svg:width="2.5cm" svg:height="2.5cm" svg:x="3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1.9cm" svg:x="3.8cm" svg:y="6.8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.9cm" svg:height="1.9cm" svg:x="3.8cm" svg:y="6.8cm">
          <draw:image xlink:href="Pictures/100002000000001600000016B7BB73A2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3T22:18:02</meta:creation-date>
    <dc:date>2012-03-20T10:40:48</dc:date>
    <meta:editing-duration>PT1H26M24S</meta:editing-duration>
    <meta:editing-cycles>12</meta:editing-cycles>
    <meta:generator>LibreOffice/3.4$Unix LibreOffice_project/340m1$Build-302</meta:generator>
    <meta:print-date>2012-02-23T22:53:08</meta:print-date>
    <meta:document-statistic meta:object-count="66"/>
  </office:meta>
</office:document-meta>
</file>